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2eb75" officeooo:paragraph-rsid="0006f980"/>
    </style:style>
    <style:style style:name="P2" style:family="paragraph" style:parent-style-name="Text_20_body">
      <style:text-properties officeooo:rsid="0002eb75" officeooo:paragraph-rsid="00083ffd"/>
    </style:style>
    <style:style style:name="P3" style:family="paragraph" style:parent-style-name="Heading_20_1">
      <style:text-properties style:font-name="Times New Roman" fo:language="pl" fo:country="PL" officeooo:rsid="0002eb75" officeooo:paragraph-rsid="0002eb75"/>
    </style:style>
    <style:style style:name="P4" style:family="paragraph" style:parent-style-name="Text_20_body">
      <style:text-properties style:font-name="Times New Roman" fo:language="pl" fo:country="PL" officeooo:rsid="0002eb75" officeooo:paragraph-rsid="000de828"/>
    </style:style>
    <style:style style:name="P5" style:family="paragraph" style:parent-style-name="Text_20_body">
      <style:text-properties style:font-name="Times New Roman" fo:language="pl" fo:country="PL" officeooo:rsid="00083ffd" officeooo:paragraph-rsid="00083ffd"/>
    </style:style>
    <style:style style:name="P6" style:family="paragraph" style:parent-style-name="Text_20_body">
      <style:text-properties style:font-name="Times New Roman" fo:language="pl" fo:country="PL" officeooo:rsid="0008220b" officeooo:paragraph-rsid="00083ffd"/>
    </style:style>
    <style:style style:name="P7" style:family="paragraph" style:parent-style-name="Text_20_body">
      <style:text-properties style:font-name="Times New Roman" fo:language="pl" fo:country="PL" officeooo:rsid="0004ceb1" officeooo:paragraph-rsid="0006f980"/>
    </style:style>
    <style:style style:name="T1" style:family="text">
      <style:text-properties style:font-name="Times New Roman" fo:language="pl" fo:country="PL"/>
    </style:style>
    <style:style style:name="T2" style:family="text">
      <style:text-properties style:font-name="Times New Roman" fo:language="pl" fo:country="PL" officeooo:rsid="0004ceb1"/>
    </style:style>
    <style:style style:name="T3" style:family="text">
      <style:text-properties style:font-name="Times New Roman" fo:language="pl" fo:country="PL" officeooo:rsid="00060931"/>
    </style:style>
    <style:style style:name="T4" style:family="text">
      <style:text-properties style:font-name="Times New Roman" fo:language="pl" fo:country="PL" officeooo:rsid="0006f980"/>
    </style:style>
    <style:style style:name="T5" style:family="text">
      <style:text-properties style:font-name="Times New Roman" fo:language="pl" fo:country="PL" officeooo:rsid="0008220b"/>
    </style:style>
    <style:style style:name="T6" style:family="text">
      <style:text-properties style:font-name="Times New Roman" fo:language="pl" fo:country="PL" officeooo:rsid="00083ffd"/>
    </style:style>
    <style:style style:name="T7" style:family="text">
      <style:text-properties officeooo:rsid="000b15b9"/>
    </style:style>
    <style:style style:name="T8" style:family="text">
      <style:text-properties officeooo:rsid="000cfdbb"/>
    </style:style>
    <style:style style:name="T9" style:family="text">
      <style:text-properties officeooo:rsid="000de828"/>
    </style:style>
    <style:style style:name="T10" style:family="text">
      <style:text-properties officeooo:rsid="000fc851"/>
    </style:style>
    <style:style style:name="T11" style:family="text">
      <style:text-properties officeooo:rsid="00103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O mnie</text:h>
      <text:p text:style-name="P4"><text:span text:style-name="T10">Hej</text:span>, nazywam się Andrzej Kwiatkowski, <text:span text:style-name="T7">jestem </text:span><text:span text:style-name="T8">prostym</text:span><text:span text:style-name="T7"> programistą, </text:span><text:span text:style-name="T10">fanem squasha, łasuchem lubiącym dobrze zjeść i osobą starającą się zrozumieć prawa rządzące dziś światem ;) </text:span><text:span text:style-name="T11">Jestem dość spokojną i zrównoważną osobą, która nie lubi bezsensownie tracić energię na darmo.</text:span><text:span text:style-name="T10"> Lubię </text:span><text:span text:style-name="T8">myśleć o swojej pracy jako o hobby</text:span><text:span text:style-name="T7">. </text:span><text:span text:style-name="T10">Programowanie to coś co mnie pociąga i ciekawi</text:span><text:span text:style-name="T9">. </text:span><text:span text:style-name="T10">Cały czas staram się poszerzać swoją wiedzę </text:span><text:span text:style-name="T11">i umiejętności</text:span><text:span text:style-name="T10">. Szukam optymalizacji i automatyzacji codziennych zadań, technologia i umiejętności programistyczne zdecydowanie mi w tym pomagają. Jednocześnie lubię prostotę </text:span><text:span text:style-name="T11">i przejrzystość </text:span><text:span text:style-name="T10">dlatego też stronię od nadmiernego komplikowania </text:span><text:span text:style-name="T11">problemów, z którymi się aktywnie mierzę</text:span><text:span text:style-name="T10">.</text:span><text:span text:style-name="T9"> No ale przecież nie samym programowaniem człowiek żyje ;) Programowanie to tylko jedno z moich zainteresowań. W wolnym czasie </text:span></text:p>
      <text:p text:style-name="P4"/>
      <text:p text:style-name="P4"><text:span text:style-name="T7"><text:s/>Programowanie to coś, </text:span><text:span text:style-name="T8">co od zawsze mnie intrygowało i wabiło swoją tajemniczością. </text:span></text:p>
      <text:p text:style-name="P4"/>
      <text:p text:style-name="P4"/>
      <text:p text:style-name="P5">- gram w squasha,</text:p>
      <text:p text:style-name="P5">- gotuję,</text:p>
      <text:p text:style-name="P5">- interesuję się ekonomią,</text:p>
      <text:p text:style-name="P5">- zdrowym trybem życia,</text:p>
      <text:p text:style-name="P5"/>
      <text:p text:style-name="P5">- interesuje mnie człowiek</text:p>
      <text:p text:style-name="P6"/>
      <text:p text:style-name="P2"><text:span text:style-name="T5">Poważniejszy stosunek do programowania –</text:span><text:span text:style-name="T6"> dzięki znajomym</text:span></text:p>
      <text:p text:style-name="P2"><text:span text:style-name="T1"><text:s/></text:span><text:span text:style-name="T5">Droga programisty</text:span></text:p>
      <text:p text:style-name="P7"/>
      <text:p text:style-name="P1"><text:span text:style-name="T4">K</text:span><text:span text:style-name="T2">omercyjnie w branży IT siedzę od 2017 roku, jednak przygodę z programowaniem zacząłem już nieco wcześniej. Przed rozpoczęciem pierwszej pracy jako programista pomagałem wielu osobom w projektach studenckich realizowanych na zaliczenie. Dzięki temu miałem </text:span><text:span text:style-name="T3">okazję poznać wiele kierunków programowania od kuchni (nie tylko z mojej specjalizacji). W tym okresie zdecydowanie najciekawszym doświadczeniem było programowanie własnych gier w silniku Unity3D przy wykorzystaniu C# jako języka wiodącego. Super było stworzyć własną strzelankę, w której rozstrzeliwano i wysadzano granatami hordy zombi :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4.1$Windows_X86_64 LibreOffice_project/27d75539669ac387bb498e35313b970b7fe9c4f9</meta:generator>
    <dc:date>2022-01-07T12:05:11.009000000</dc:date>
    <meta:editing-duration>PT1H8M23S</meta:editing-duration>
    <meta:editing-cycles>10</meta:editing-cycles>
    <meta:document-statistic meta:table-count="0" meta:image-count="0" meta:object-count="0" meta:page-count="1" meta:paragraph-count="11" meta:word-count="233" meta:character-count="1673" meta:non-whitespace-character-count="1446"/>
  </office:meta>
</office:document-meta>
</file>